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6215in" style:rel-column-width="5215*"/>
    </style:style>
    <style:style style:name="Table1.B" style:family="table-column">
      <style:table-column-properties style:column-width="0.8139in" style:rel-column-width="1172*"/>
    </style:style>
    <style:style style:name="Table1.C" style:family="table-column">
      <style:table-column-properties style:column-width="0.8764in" style:rel-column-width="1262*"/>
    </style:style>
    <style:style style:name="Table1.D" style:family="table-column">
      <style:table-column-properties style:column-width="1.3813in" style:rel-column-width="198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c286" officeooo:paragraph-rsid="001fc286"/>
    </style:style>
    <style:style style:name="P2" style:family="paragraph" style:parent-style-name="Standard">
      <style:text-properties officeooo:rsid="00201660" officeooo:paragraph-rsid="00201660"/>
    </style:style>
    <style:style style:name="P3" style:family="paragraph" style:parent-style-name="Standard">
      <style:text-properties officeooo:rsid="00201660" officeooo:paragraph-rsid="0020ab60"/>
    </style:style>
    <style:style style:name="P4" style:family="paragraph" style:parent-style-name="Standard">
      <style:text-properties officeooo:rsid="0021b797" officeooo:paragraph-rsid="0021b797"/>
    </style:style>
    <style:style style:name="P5" style:family="paragraph" style:parent-style-name="Standard">
      <style:text-properties officeooo:rsid="00245559" officeooo:paragraph-rsid="00245559"/>
    </style:style>
    <style:style style:name="P6" style:family="paragraph" style:parent-style-name="Standard">
      <style:text-properties officeooo:rsid="002545fa" officeooo:paragraph-rsid="002545fa"/>
    </style:style>
    <style:style style:name="P7" style:family="paragraph" style:parent-style-name="Table_20_Contents">
      <style:text-properties officeooo:rsid="00201660" officeooo:paragraph-rsid="00201660"/>
    </style:style>
    <style:style style:name="T1" style:family="text">
      <style:text-properties officeooo:rsid="0020ab60"/>
    </style:style>
    <style:style style:name="T2" style:family="text">
      <style:text-properties officeooo:rsid="0023afdf"/>
    </style:style>
    <style:style style:name="T3" style:family="text">
      <style:text-properties officeooo:rsid="0024614a"/>
    </style:style>
    <style:style style:name="T4" style:family="text">
      <style:text-properties officeooo:rsid="00254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le T/K</text:p>
      <text:h text:style-name="Heading_20_1" text:outline-level="1">Methods</text:h>
      <text:h text:style-name="Heading_20_2" text:outline-level="2">Datasets</text:h>
      <text:p text:style-name="Text_20_body">Organis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Species</text:p>
          </table:table-cell>
          <table:table-cell table:style-name="Table1.A1" office:value-type="string">
            <text:p text:style-name="P7">GC% (genome)</text:p>
          </table:table-cell>
          <table:table-cell table:style-name="Table1.A1" office:value-type="string">
            <text:p text:style-name="P7">GC% (CDS)</text:p>
          </table:table-cell>
          <table:table-cell table:style-name="Table1.D1" office:value-type="string">
            <text:p text:style-name="P7">Kingdo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p text:style-name="Text_20_body">Versions</text:p>
      <text:p text:style-name="Text_20_body">Source</text:p>
      <text:p text:style-name="Text_20_body"/>
      <text:p text:style-name="P1">Data preparation: splicing exons to assemble CDS, <text:span text:style-name="T4">according to the 'CDS' annotations in the genome's GFF file.</text:span></text:p>
      <text:p text:style-name="P6">If a separate genetic code is specified for a given protein, the alternate code will be used instead of the organism's genetic code during shuffling.</text:p>
      <text:p text:style-name="P1">Filters: partial CDSs.</text:p>
      <text:p text:style-name="P2">Shuffling <text:span text:style-name="T3">of ORFs: The codons encoding for the same amino-acid within each ORF are randomly re-ordered.</text:span></text:p>
      <text:p text:style-name="P5">Number of re-shuffles.</text:p>
      <text:p text:style-name="P3">RNA folding energy: <text:span text:style-name="T1">ViennaRNA (http://www.tbi.univie.ac.at/RNA/)</text:span></text:p>
      <text:p text:style-name="P3"><text:span text:style-name="T2">TODO: </text:span>sliding window.</text:p>
      <text:p text:style-name="P5">TODO: averaging over shuffled ORFs.</text:p>
      <text:p text:style-name="P4">TODO: Read RNA slider + refs on p. 11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6-05-25T15:21:56.976289156</meta:creation-date>
    <dc:date>2016-05-26T20:57:41.573983539</dc:date>
    <dc:creator>michael </dc:creator>
    <meta:editing-duration>P1DT4H9M46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99" meta:character-count="645" meta:non-whitespace-character-count="565"/>
  </office:meta>
</office:document-meta>
</file>